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style:font-size-asian="12pt" style:font-size-complex="12pt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owa Daily Erosion Project Meeting</text:p>
      <text:p text:style-name="P2">Daryl Herzmann's Status Report</text:p>
      <text:p text:style-name="P2"><text:a xlink:type="simple" xlink:href="http://wepp.mesonet.agron.iastate.edu/" text:style-name="Internet_20_link" text:visited-style-name="Visited_20_Internet_20_Link">http://wepp.mesonet.agron.iastate.edu</text:a></text:p>
      <text:p text:style-name="P2"/>
      <text:p text:style-name="P3">Current IDEP Model System</text:p>
      <text:list xml:id="list4751280591015308261" text:style-name="L1">
        <text:list-item>
          <text:p text:style-name="P4">Modeling stats</text:p>
          <text:list>
            <text:list-item>
              <text:p text:style-name="P4">17,848 NRI points, 7,988 rainfall grid cells, 1,581 Iowa townships modeled</text:p>
            </text:list-item>
            <text:list-item>
              <text:p text:style-name="P4">90,494 single point WEPP runs are made daily (8 hours runtime, finish 11:30 AM)</text:p>
            </text:list-item>
            <text:list-item>
              <text:p text:style-name="P4">Entire system churns roughly 30 GB of data per day, totaling 250 GB of data</text:p>
            </text:list-item>
          </text:list>
        </text:list-item>
        <text:list-item>
          <text:p text:style-name="P4">Management files are based on the 1997-2001 rotations, repeated into the future.</text:p>
          <text:list>
            <text:list-item>
              <text:p text:style-name="P4">Problem: Some townships have 'synced' rotations such that all scenarios run for a given year are either all soy or corn.</text:p>
            </text:list-item>
          </text:list>
        </text:list-item>
        <text:list-item>
          <text:p text:style-name="P4">Rainfall data is based on the temporal downscaling of the 4km stage4 multi-sensor rainfall estimates using NEXRAD composite reflectivity to distribute the hourly data into 15 minute bins. <text:s/>This was done for the 2001-2009 period.</text:p>
          <text:list>
            <text:list-item>
              <text:p text:style-name="P4">Problem: Data for the 1997-2000 period contains only daily intensities. <text:s text:c="2"/>I recently started working on updating this dataset, but found many issues with upstream data sources...</text:p>
            </text:list-item>
          </text:list>
        </text:list-item>
        <text:list-item>
          <text:p text:style-name="P4">Non-rainfall weather/climate information is based on Iowa Mesonet analysis. <text:s/>Crude values are used for insensitive variables like wind speed.</text:p>
        </text:list-item>
        <text:list-item>
          <text:p text:style-name="P4">Soils database remains unchanged since our last update in 2003.</text:p>
          <text:p text:style-name="P4"><text:s/></text:p>
        </text:list-item>
      </text:list>
      <text:p text:style-name="P3">Improvements Made:</text:p>
      <text:list xml:id="list2596884682871511773" text:style-name="L2">
        <text:list-item>
          <text:p text:style-name="P5">Soil Moisture</text:p>
          <text:list>
            <text:list-item>
              <text:p text:style-name="P5">Code was written to harvest, analyze, and store the water balance output from WEPP.</text:p>
            </text:list-item>
            <text:list-item>
              <text:p text:style-name="P5">Maps and time series graphs are available on the website.</text:p>
            </text:list-item>
          </text:list>
        </text:list-item>
        <text:list-item>
          <text:p text:style-name="P5">Yield Data</text:p>
          <text:list>
            <text:list-item>
              <text:p text:style-name="P5">Code was written to harvest the harvest data. <text:s/>(Not done every day to save time.)</text:p>
            </text:list-item>
            <text:list-item>
              <text:p text:style-name="P5"><text:a xlink:type="simple" xlink:href="http://wepp.mesonet.agron.iastate.edu/cyield.phtml" text:style-name="Internet_20_link" text:visited-style-name="Visited_20_Internet_20_Link">http://wepp.mesonet.agron.iastate.edu/cyield.phtml</text:a> <text:s/>can generate county based comparisons with the NASS data. This page was not released to the public. <text:s/>[Talk more about this]</text:p>
            </text:list-item>
          </text:list>
        </text:list-item>
        <text:list-item>
          <text:p text:style-name="P5">Model runtime speed ups</text:p>
          <text:list>
            <text:list-item>
              <text:p text:style-name="P5">Last fall, moved modeling system to faster hard drives and computer (saved 3 hours runtime). <text:s/>IDEP currently runs on one of the IEM's data processors.</text:p>
            </text:list-item>
          </text:list>
        </text:list-item>
        <text:list-item>
          <text:p text:style-name="P5">Website Improvements</text:p>
          <text:list>
            <text:list-item>
              <text:p text:style-name="P5">Website runs on the IEM web farm (multiple, fault tolerant systems).</text:p>
            </text:list-item>
            <text:list-item>
              <text:p text:style-name="P5">Fix bugs and make improvements along the way</text:p>
            </text:list-item>
            <text:list-item>
              <text:p text:style-name="P5">The mapping engine got a major update to support hi-res output and scalable components</text:p>
            </text:list-item>
          </text:list>
        </text:list-item>
      </text:list>
      <text:p text:style-name="P3"/>
      <text:p text:style-name="P3">Future Effort:</text:p>
      <text:list xml:id="list1226517900793139847" text:style-name="L3">
        <text:list-item>
          <text:p text:style-name="P6">Finally finish the related work with Brian Gelder, I've been lazy on this :(</text:p>
        </text:list-item>
        <text:list-item>
          <text:p text:style-name="P6">Parallelize the serial WEPP runs (run portions of IDEP on multiple machines). <text:s/>Somehow finish by 6 AM.</text:p>
        </text:list-item>
        <text:list-item>
          <text:p text:style-name="P6">Improve output data download capabilities.</text:p>
        </text:list-item>
        <text:list-item>
          <text:p text:style-name="P6">Figure out if the harvest data can be improved.</text:p>
        </text:list-item>
        <text:list-item>
          <text:p text:style-name="P6">Include more documentation on the website.</text:p>
        </text:list-item>
        <text:list-item>
          <text:p text:style-name="P6">My website todo list is about 20 items long from user reques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meta:creation-date>2009-03-03T07:51:35</meta:creation-date>
    <dc:date>2009-03-03T08:43:24</dc:date>
    <meta:editing-cycles>4</meta:editing-cycles>
    <meta:editing-duration>PT51M52S</meta:editing-duration>
    <meta:document-statistic meta:table-count="0" meta:image-count="0" meta:object-count="0" meta:page-count="1" meta:paragraph-count="35" meta:word-count="404" meta:character-count="2422" meta:non-whitespace-character-count="2071"/>
    <meta:user-defined meta:name="Info 1"/>
    <meta:user-defined meta:name="Info 2"/>
    <meta:user-defined meta:name="Info 3"/>
    <meta:user-defined meta:name="Info 4"/>
  </office:meta>
</office:document-meta>
</file>